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2000000000C0000000CC1B54C41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 style:font-pitch="variable"/>
    <style:font-face style:name="Comic Sans MS" svg:font-family="'Comic Sans MS'" style:font-pitch="variable"/>
    <style:font-face style:name="URW Chancery L" svg:font-family="'URW Chancery L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omic Sans MS" fo:font-size="11pt" style:text-underline-style="non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1pt" style:text-underline-style="none" style:font-size-asian="11pt" style:font-size-complex="11pt"/>
    </style:style>
    <style:style style:name="P6" style:family="paragraph">
      <style:paragraph-properties fo:text-align="center"/>
    </style:style>
    <style:style style:name="P7" style:family="paragraph" style:parent-style-name="Standard">
      <style:paragraph-properties fo:text-align="start" style:justify-single-word="false"/>
      <style:text-properties fo:color="#000000" style:font-name="Comic Sans MS" fo:font-size="11pt" style:text-underline-style="none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omic Sans MS" fo:font-size="11pt" style:text-underline-style="none" style:font-size-asian="11pt" style:font-size-complex="11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omic Sans MS" fo:font-size="11pt" style:text-underline-style="none" style:font-size-asian="11pt" style:font-size-complex="11pt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Comic Sans MS" fo:font-size="11pt" style:text-underline-style="none" style:font-size-asian="11pt" style:font-size-complex="11pt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Comic Sans MS" fo:font-size="11pt" style:text-underline-style="none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URW Chancery L" fo:font-size="18pt" style:text-underline-style="none" style:font-size-asian="18pt" style:font-size-complex="18pt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fo:font-weight="normal" style:font-weight-asian="normal" style:font-weight-complex="normal"/>
    </style:style>
    <text:list-style style:name="L1">
      <text:list-level-style-image text:level="1" xlink:href="Pictures/100002000000000C0000000CC1B54C41.gif" xlink:type="simple" xlink:show="embed" xlink:actuate="onLoad">
        <style:list-level-properties text:space-before="0.635cm" text:min-label-width="0.635cm" style:vertical-pos="middle" style:vertical-rel="line" fo:width="0.318cm" fo:height="0.318cm"/>
      </text:list-level-style-image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image text:level="1" xlink:href="Pictures/100002000000000C0000000CC1B54C41.gif" xlink:type="simple" xlink:show="embed" xlink:actuate="onLoad">
        <style:list-level-properties text:space-before="0.635cm" text:min-label-width="0.635cm" style:vertical-pos="middle" style:vertical-rel="line" fo:width="0.318cm" fo:height="0.318cm"/>
      </text:list-level-style-image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image text:level="1" xlink:href="Pictures/100002000000000C0000000CC1B54C41.gif" xlink:type="simple" xlink:show="embed" xlink:actuate="onLoad">
        <style:list-level-properties text:space-before="0.635cm" text:min-label-width="0.635cm" style:vertical-pos="middle" style:vertical-rel="line" fo:width="0.318cm" fo:height="0.318cm"/>
      </text:list-level-style-image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image text:level="1" xlink:href="Pictures/100002000000000C0000000CC1B54C41.gif" xlink:type="simple" xlink:show="embed" xlink:actuate="onLoad">
        <style:list-level-properties text:space-before="0.635cm" text:min-label-width="0.635cm" style:vertical-pos="middle" style:vertical-rel="line" fo:width="0.318cm" fo:height="0.318cm"/>
      </text:list-level-style-image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image text:level="1" xlink:href="Pictures/100002000000000C0000000CC1B54C41.gif" xlink:type="simple" xlink:show="embed" xlink:actuate="onLoad">
        <style:list-level-properties text:space-before="0.635cm" text:min-label-width="0.635cm" style:vertical-pos="middle" style:vertical-rel="line" fo:width="0.318cm" fo:height="0.318cm"/>
      </text:list-level-style-image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fill="gradient" draw:fill-color="#99ccff" draw:fill-gradient-name="Gradient_20_1" draw:opacity-name="Transparency_20_1" draw:textarea-horizontal-align="justify" draw:textarea-vertical-align="middle" draw:auto-grow-height="false" fo:min-height="0cm" fo:min-width="0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Gradient_20_1" draw:opacity-name="Transparency_20_1" draw:textarea-horizontal-align="justify" draw:textarea-vertical-align="middle" draw:auto-grow-height="false" fo:min-height="0cm" fo:min-width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gradient" draw:fill-gradient-name="Gradient_20_1" draw:opacity-name="Transparency_20_1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I : Opérations de base du bash</text:p>
      <text:p text:style-name="P2"/>
      <text:p text:style-name="P3">Préambule</text:p>
      <text:p text:style-name="P2"/>
      <text:list text:style-name="L1">
        <text:list-item>
          <text:p text:style-name="P4">Passer d'un terminal à l'autre</text:p>
        </text:list-item>
      </text:list>
      <text:p text:style-name="P5"><draw:custom-shape text:anchor-type="paragraph" draw:z-index="3" draw:style-name="gr1" draw:text-style-name="P6" svg:width="16.948cm" svg:height="3.093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Présentation du prompt (ou invite de commande)</text:p>
        </text:list-item>
      </text:list>
      <text:p text:style-name="P5"><draw:custom-shape text:anchor-type="paragraph" draw:z-index="1" draw:style-name="gr2" draw:text-style-name="P6" svg:width="16.973cm" svg:height="3.148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text:a xlink:type="simple" xlink:href="mailto:didrocks@TuxHome"><text:span text:style-name="T1">didrocks@TuxHome</text:span></text:a>:~$<text:tab/><text:tab/><text:tab/><text:tab/><text:tab/><text:a xlink:type="simple" xlink:href="mailto:didrocks@TuxHome"><text:span text:style-name="T2">didrocks@TuxHome</text:span></text:a>:/usr/share/gdm$</text:p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Structure d'une commande</text:p>
        </text:list-item>
      </text:list>
      <text:p text:style-name="P5"><draw:custom-shape text:anchor-type="paragraph" draw:z-index="2" draw:style-name="gr2" draw:text-style-name="P6" svg:width="16.973cm" svg:height="7.74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$ commande -option(s) paramètre1 paramètre2 paramètre3...</text:p>
      <text:p text:style-name="P5"/>
      <text:p text:style-name="P5"/>
      <text:p text:style-name="P5"/>
      <text:p text:style-name="P7">Exemple :</text:p>
      <text:p text:style-name="P7">didrocks@TuxHome:/usr/share$ cp -r gdm /home/didrocks/</text:p>
      <text:p text:style-name="P7"/>
      <text:p text:style-name="P7"/>
      <text:p text:style-name="P7"/>
      <text:p text:style-name="P7"><text:tab/>Importance des espaces ? Solution ?</text:p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Rappel de la dernière commande utilisée</text:p>
        </text:list-item>
      </text:list>
      <text:p text:style-name="P5"><draw:custom-shape text:anchor-type="paragraph" draw:z-index="5" draw:style-name="gr3" draw:text-style-name="P6" svg:width="16.925cm" svg:height="2.881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Complémentation automatique du bash (touche TAB)</text:p>
        </text:list-item>
      </text:list>
      <text:p text:style-name="P5"><draw:custom-shape text:anchor-type="paragraph" draw:z-index="4" draw:style-name="gr3" draw:text-style-name="P6" svg:width="17.021cm" svg:height="2.786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3"/>
      <text:p text:style-name="P3"/>
      <text:p text:style-name="P5"/>
      <text:list text:style-name="L1">
        <text:list-item>
          <text:p text:style-name="P4">2 répertoires spéciaux : . et ..</text:p>
        </text:list-item>
      </text:list>
      <text:p text:style-name="P3"><draw:custom-shape text:anchor-type="paragraph" draw:z-index="10" draw:style-name="gr3" draw:text-style-name="P6" svg:width="16.948cm" svg:height="2.786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>Et c'est parti!</text:p>
      <text:p text:style-name="P3"/>
      <text:list text:style-name="L1">
        <text:list-item>
          <text:p text:style-name="P4">Créons un répertoire rep1</text:p>
        </text:list-item>
      </text:list>
      <text:p text:style-name="P5"><draw:custom-shape text:anchor-type="paragraph" draw:z-index="6" draw:style-name="gr3" draw:text-style-name="P6" svg:width="16.94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Où se trouve ce répertoire ?</text:p>
      <text:p text:style-name="P5"/>
      <text:p text:style-name="P5"/>
      <text:p text:style-name="P5"/>
      <text:list text:style-name="L1">
        <text:list-item>
          <text:p text:style-name="P4">Allons dans ce répertoire</text:p>
        </text:list-item>
      </text:list>
      <text:p text:style-name="P5"><draw:custom-shape text:anchor-type="paragraph" draw:z-index="7" draw:style-name="gr3" draw:text-style-name="P6" svg:width="16.973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Créons 3 sous répertoires sousrep1, sousrep2 et sous repertoire3 (dans rep1)</text:p>
        </text:list-item>
      </text:list>
      <text:p text:style-name="P5"><draw:custom-shape text:anchor-type="paragraph" draw:z-index="8" draw:style-name="gr3" draw:text-style-name="P6" svg:width="16.94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Effaçons le dossier sousrep3</text:p>
        </text:list-item>
      </text:list>
      <text:p text:style-name="P5"><draw:custom-shape text:anchor-type="paragraph" draw:z-index="9" draw:style-name="gr3" draw:text-style-name="P6" svg:width="16.94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Ecrivons « bonjour » sur la ligne de commande</text:p>
        </text:list-item>
      </text:list>
      <text:p text:style-name="P5"><draw:custom-shape text:anchor-type="paragraph" draw:z-index="13" draw:style-name="gr3" draw:text-style-name="P6" svg:width="16.94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Créons un fichier texte nommé « test » avec « Bonjour » comme seule phrase</text:p>
        </text:list-item>
      </text:list>
      <text:p text:style-name="P5"><draw:custom-shape text:anchor-type="paragraph" draw:z-index="14" draw:style-name="gr3" draw:text-style-name="P6" svg:width="16.94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Voyons ce qu'il y a d'écrit dans le fichier « test »</text:p>
        </text:list-item>
      </text:list>
      <text:p text:style-name="P5"><draw:custom-shape text:anchor-type="paragraph" draw:z-index="15" draw:style-name="gr3" draw:text-style-name="P6" svg:width="16.973cm" svg:height="3.678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Rajoutons « tout le monde » au fichier texte</text:p>
        </text:list-item>
      </text:list>
      <text:p text:style-name="P5"><draw:custom-shape text:anchor-type="paragraph" draw:z-index="16" draw:style-name="gr3" draw:text-style-name="P6" svg:width="16.94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Une petite vérification</text:p>
        </text:list-item>
      </text:list>
      <text:p text:style-name="P5"><draw:custom-shape text:anchor-type="paragraph" draw:z-index="17" draw:style-name="gr3" draw:text-style-name="P6" svg:width="16.94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Ouh là, un problème, lequel ?</text:p>
      <text:p text:style-name="P5"/>
      <text:p text:style-name="P5"/>
      <text:list text:style-name="L1">
        <text:list-item>
          <text:p text:style-name="P4">Rajoutons maintenant vraiment « Au revoir » au fichier test</text:p>
        </text:list-item>
      </text:list>
      <text:p text:style-name="P5"><draw:custom-shape text:anchor-type="paragraph" draw:z-index="18" draw:style-name="gr3" draw:text-style-name="P6" svg:width="16.94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Après vérification, tout marche?</text:p>
      <text:p text:style-name="P5"/>
      <text:p text:style-name="P5"/>
      <text:p text:style-name="P5"/>
      <text:p text:style-name="P5"/>
      <text:list text:style-name="L1">
        <text:list-item>
          <text:p text:style-name="P4">Regardons ce qu'il y a dans ce répertoire</text:p>
        </text:list-item>
      </text:list>
      <text:p text:style-name="P5"><draw:custom-shape text:anchor-type="paragraph" draw:z-index="11" draw:style-name="gr3" draw:text-style-name="P6" svg:width="16.973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Qu'y a t'il (dossier, fichier)?</text:p>
      <text:p text:style-name="P5"/>
      <text:p text:style-name="P5"/>
      <text:p text:style-name="P5"/>
      <text:list text:style-name="L1">
        <text:list-item>
          <text:p text:style-name="P4">Bon ... regardons MIEUX ce qu'il y a dans le répertoire</text:p>
        </text:list-item>
      </text:list>
      <text:p text:style-name="P5"><draw:custom-shape text:anchor-type="paragraph" draw:z-index="12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Quelle différences dans la commande employée ?</text:p>
      <text:p text:style-name="P5"/>
      <text:p text:style-name="P5"/>
      <text:p text:style-name="P5">Quelles sont les différences dans le résultat obtenu ?</text:p>
      <text:p text:style-name="P5"/>
      <text:p text:style-name="P5"/>
      <text:p text:style-name="P5"/>
      <text:p text:style-name="P5"/>
      <text:p text:style-name="P5"/>
      <text:p text:style-name="P5">Rappel sur les permissions:</text:p>
      <text:p text:style-name="P5"><draw:custom-shape text:anchor-type="paragraph" draw:z-index="0" draw:style-name="gr2" draw:text-style-name="P6" svg:width="16.805cm" svg:height="4.155cm" svg:x="-0.071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-rw-r--r-- <text:s/>1 didrocks didrocks <text:s text:c="2"/>13662 2006-03-31 10:11 formations.od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Changeons les droits du fichier test tels que seul le propriétaire puisse le lire et y écrire</text:p>
        </text:list-item>
      </text:list>
      <text:p text:style-name="P5"><draw:custom-shape text:anchor-type="paragraph" draw:z-index="19" draw:style-name="gr3" draw:text-style-name="P6" svg:width="16.878cm" svg:height="4.155cm" svg:x="-0.071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Changeons les droits également sur ce répertoire et les sous-répertoires</text:p>
        </text:list-item>
      </text:list>
      <text:p text:style-name="P5"><draw:custom-shape text:anchor-type="paragraph" draw:z-index="20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Changeons le propriétaire du fichier test</text:p>
        </text:list-item>
      </text:list>
      <text:p text:style-name="P5"><draw:custom-shape text:anchor-type="paragraph" draw:z-index="21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Problème, pourquoi?</text:p>
      <text:p text:style-name="P5"/>
      <text:p text:style-name="P5"/>
      <text:p text:style-name="P5">Une solution ? (oui, évidemment!)</text:p>
      <text:p text:style-name="P5"/>
      <text:p text:style-name="P5"/>
      <text:p text:style-name="P5"/>
      <text:list text:style-name="L1">
        <text:list-item>
          <text:p text:style-name="P4">Essayons de le lire</text:p>
        </text:list-item>
      </text:list>
      <text:p text:style-name="P5"><draw:custom-shape text:anchor-type="paragraph" draw:z-index="23" draw:style-name="gr3" draw:text-style-name="P6" svg:width="16.878cm" svg:height="1.096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>Hé oh, ça marche pas? Est-ce normal?</text:p>
      <text:p text:style-name="P5"/>
      <text:p text:style-name="P5"/>
      <text:p text:style-name="P5"/>
      <text:p text:style-name="P5"/>
      <text:p text:style-name="P5">Quel droit dont-on alors modifier? faites-le!</text:p>
      <text:p text:style-name="P5"/>
      <text:p text:style-name="P5"/>
      <text:p text:style-name="P5"/>
      <text:p text:style-name="P5"><draw:custom-shape text:anchor-type="paragraph" draw:z-index="24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Reprenons le fichier pour nous! (c'est le notre, après tout)!</text:p>
        </text:list-item>
      </text:list>
      <text:p text:style-name="P5"><draw:custom-shape text:anchor-type="paragraph" draw:z-index="22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Effaçons-le (c'est notre droit!)</text:p>
        </text:list-item>
      </text:list>
      <text:p text:style-name="P5"><draw:custom-shape text:anchor-type="paragraph" draw:z-index="33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Copier le répertoire sousrep1 sous /home/admin/repp2 (repp2 est son nouveau nom)</text:p>
        </text:list-item>
      </text:list>
      <text:p text:style-name="P5"><draw:custom-shape text:anchor-type="paragraph" draw:z-index="25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A votre avis, quelle commande aurait-on utiliser pour le copier sous /home/admin/sousrep1 ?</text:p>
      <text:p text:style-name="P5"><draw:custom-shape text:anchor-type="paragraph" draw:z-index="28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Une autre solution aurait-elle été possible ?</text:p>
      <text:p text:style-name="P5"><draw:custom-shape text:anchor-type="paragraph" draw:z-index="30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4">Retournons dans le répertoire parent</text:p>
        </text:list-item>
      </text:list>
      <text:p text:style-name="P5"/>
      <text:p text:style-name="P5">Solution 1 :</text:p>
      <text:p text:style-name="P5"><draw:custom-shape text:anchor-type="paragraph" draw:z-index="26" draw:style-name="gr3" draw:text-style-name="P6" svg:width="16.94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Solution 2 :</text:p>
      <text:p text:style-name="P5"><draw:custom-shape text:anchor-type="paragraph" draw:z-index="27" draw:style-name="gr3" draw:text-style-name="P6" svg:width="16.973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Laquelle préférer (dans ce cas) ?</text:p>
      <text:p text:style-name="P5"/>
      <text:p text:style-name="P5"/>
      <text:p text:style-name="P5"/>
      <text:p text:style-name="P5"/>
      <text:p text:style-name="P5"/>
      <text:list text:style-name="L2">
        <text:list-item>
          <text:p text:style-name="P8">Une erreur s'est glissée ! Comment renommer repp2 en rep2 (commande déjà vue)?</text:p>
        </text:list-item>
      </text:list>
      <text:p text:style-name="P5"><draw:custom-shape text:anchor-type="paragraph" draw:z-index="29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2">
        <text:list-item>
          <text:p text:style-name="P8">Effaçons rep2</text:p>
        </text:list-item>
      </text:list>
      <text:p text:style-name="P5"><draw:custom-shape text:anchor-type="paragraph" draw:z-index="31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2">
        <text:list-item>
          <text:p text:style-name="P8">Ok, maintenant effaçons rep1</text:p>
        </text:list-item>
      </text:list>
      <text:p text:style-name="P5"><draw:custom-shape text:anchor-type="paragraph" draw:z-index="32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Encore un problème! Pourquoi?</text:p>
      <text:p text:style-name="P5"/>
      <text:p text:style-name="P5"/>
      <text:p text:style-name="P5">Solution facile ? (si si!)</text:p>
      <text:p text:style-name="P5"><draw:custom-shape text:anchor-type="paragraph" draw:z-index="35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2">
        <text:list-item>
          <text:p text:style-name="P8">A partir de là, si on avait eu à copier rep1 et tout son contenu, comment aurait-on fait ?</text:p>
        </text:list-item>
      </text:list>
      <text:p text:style-name="P5"><draw:custom-shape text:anchor-type="paragraph" draw:z-index="34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Un petit bonus : Quelle commande ne doit-on JAMAIS exécuter (destruction du système) ?</text:p>
      <text:p text:style-name="P5"/>
      <text:p text:style-name="P5"/>
      <text:p text:style-name="P5"/>
      <text:list text:style-name="L3">
        <text:list-item>
          <text:p text:style-name="P9">Aller, un petit ls -l pour vérifier que tout s'est bien passé</text:p>
          <text:p text:style-name="P9"/>
        </text:list-item>
        <text:list-item>
          <text:p text:style-name="P9">Essayons maintenant ls -la</text:p>
        </text:list-item>
      </text:list>
      <text:p text:style-name="P5"><draw:custom-shape text:anchor-type="paragraph" draw:z-index="36" draw:style-name="gr3" draw:text-style-name="P6" svg:width="16.878cm" svg:height="1.343cm" svg:x="-0.071cm" svg:y="0.0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>Des fichiers en +, lesquels?</text:p>
      <text:p text:style-name="P5"/>
      <text:p text:style-name="P5"/>
      <text:p text:style-name="P5"/>
      <text:p text:style-name="P5">Quels sont-ils?</text:p>
      <text:p text:style-name="P5">.<text:tab/>:</text:p>
      <text:p text:style-name="P5"/>
      <text:p text:style-name="P5">..<text:tab/>:</text:p>
      <text:p text:style-name="P5"/>
      <text:p text:style-name="P5">.xxxx <text:s/>:</text:p>
      <text:p text:style-name="P5"/>
      <text:p text:style-name="P5"/>
      <text:list text:style-name="L4">
        <text:list-item>
          <text:p text:style-name="P10">Allons à la racine du système : /</text:p>
        </text:list-item>
      </text:list>
      <text:p text:style-name="P5"><draw:custom-shape text:anchor-type="paragraph" draw:z-index="37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list text:style-name="L4">
        <text:list-item>
          <text:p text:style-name="P10">Listons les fichiers</text:p>
        </text:list-item>
      </text:list>
      <text:p text:style-name="P5"><draw:custom-shape text:anchor-type="paragraph" draw:z-index="38" draw:style-name="gr3" draw:text-style-name="P6" svg:width="16.878cm" svg:height="2.652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>Un problème? lequel?</text:p>
      <text:p text:style-name="P5"/>
      <text:p text:style-name="P5"/>
      <text:p text:style-name="P5"/>
      <text:p text:style-name="P5"/>
      <text:p text:style-name="P5"/>
      <text:p text:style-name="P5">Quel outil utiliser ?</text:p>
      <text:p text:style-name="P5"/>
      <text:p text:style-name="P5"/>
      <text:p text:style-name="P5"/>
      <text:p text:style-name="P5"/>
      <text:list text:style-name="L5">
        <text:list-item>
          <text:p text:style-name="P11">Ok, utilisons un pipe pour faire ça :</text:p>
        </text:list-item>
      </text:list>
      <text:p text:style-name="P5"><draw:custom-shape text:anchor-type="paragraph" draw:z-index="39" draw:style-name="gr3" draw:text-style-name="P6" svg:width="16.878cm" svg:height="7.296cm" svg:x="-0.04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5">
        <text:list-item>
          <text:p text:style-name="P11">-C'est compliqué tout ça! Et il faut retenir à quoi serve toutes les commandes ??? ça va pas la tête? </text:p>
          <text:p text:style-name="P11">-Allez, petite interro, à quoi sert la commande chgrp ?</text:p>
          <text:p text:style-name="P11">-euhhh... il y a pas une solution ?</text:p>
        </text:list-item>
      </text:list>
      <text:p text:style-name="P5"><draw:custom-shape text:anchor-type="paragraph" draw:z-index="40" draw:style-name="gr3" draw:text-style-name="P6" svg:width="16.878cm" svg:height="4.827cm" svg:x="-0.071cm" svg:y="0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t si je veux avoir de l'aide sur man ?</text:p>
      <text:p text:style-name="P5"><draw:custom-shape text:anchor-type="paragraph" draw:z-index="41" draw:style-name="gr3" draw:text-style-name="P6" svg:width="16.878cm" svg:height="0.606cm" svg:x="-0.095cm" svg:y="0.4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12"/>
      <text:p text:style-name="P12"/>
      <text:p text:style-name="P12"/>
      <text:p text:style-name="P12"/>
      <text:p text:style-name="P12"/>
      <text:p text:style-name="P12">BRAVO, vous avez brillamment survécu à la partie 1 ! A bientôt pour le round 2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 style:font-pitch="variable"/>
    <style:font-face style:name="Comic Sans MS" svg:font-family="'Comic Sans MS'" style:font-pitch="variable"/>
    <style:font-face style:name="URW Chancery L" svg:font-family="'URW Chancery L'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1" draw:display-name="Transparency 1" draw:style="linear" draw:start="50%" draw:end="0%" draw:angle="1650" draw:border="6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" style:font-size-asian="12pt" style:language-asian="none" style:country-asian="none" style:font-name-complex="Aria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1.51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453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PARTIE I : Opérations de base du bash</text:p>
      </style:header>
      <style:footer>
        <text:p text:style-name="Footer">Rédigé avec oOo le 31/03/06<text:tab/><text:tab/>DidRocks</text:p>
        <text:p text:style-name="Footer"><text:tab/><text:tab/>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3-31T08:52:46</meta:creation-date>
    <dc:date>2006-04-09T17:52:12</dc:date>
    <dc:language>fr-FR</dc:language>
    <meta:editing-cycles>26</meta:editing-cycles>
    <meta:editing-duration>PT3H1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78" meta:word-count="507" meta:character-count="3132"/>
  </office:meta>
</office:document-meta>
</file>